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4d5" officeooo:paragraph-rsid="000ec4d5"/>
    </style:style>
    <style:style style:name="P2" style:family="paragraph" style:parent-style-name="Standard">
      <style:text-properties officeooo:rsid="00110b29" officeooo:paragraph-rsid="00110b29"/>
    </style:style>
    <style:style style:name="P3" style:family="paragraph" style:parent-style-name="Standard">
      <style:text-properties officeooo:rsid="001119b6" officeooo:paragraph-rsid="001119b6"/>
    </style:style>
    <style:style style:name="P4" style:family="paragraph" style:parent-style-name="Standard">
      <style:text-properties officeooo:paragraph-rsid="001119b6"/>
    </style:style>
    <style:style style:name="T1" style:family="text">
      <style:text-properties officeooo:rsid="000f0bc6"/>
    </style:style>
    <style:style style:name="T2" style:family="text">
      <style:text-properties officeooo:rsid="00110b29"/>
    </style:style>
    <style:style style:name="T3" style:family="text">
      <style:text-properties officeooo:rsid="001119b6"/>
    </style:style>
    <style:style style:name="T4" style:family="text">
      <style:text-properties officeooo:rsid="00117698"/>
    </style:style>
    <style:style style:name="T5" style:family="text">
      <style:text-properties officeooo:rsid="0011a16c"/>
    </style:style>
    <style:style style:name="T6" style:family="text">
      <style:text-properties officeooo:rsid="0012522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5QP</text:p>
      <text:p text:style-name="P1"/>
      <text:p text:style-name="P1">1a) <text:s/><text:span text:style-name="T1">(-</text:span><text:span text:style-name="T2">3, -108) and (3, 108)</text:span></text:p>
      <text:p text:style-name="P1"/>
      <text:p text:style-name="P2">b) <text:s/>(-3, -108) is a maximum while (3, 108) is a minimum.</text:p>
      <text:p text:style-name="P2"/>
      <text:p text:style-name="P2"/>
      <text:p text:style-name="P3">2) some Taylor series BULLSHIT</text:p>
      <text:p text:style-name="P3"/>
      <text:p text:style-name="P3"/>
      <text:p text:style-name="P3">3) <text:s/>Let <draw:frame draw:style-name="fr1" draw:name="Object1" text:anchor-type="as-char" svg:y="-0.152in" svg:width="0.9866in" svg:height="0.2in" draw:z-index="0"><draw:object xlink:href="./Object 1" xlink:type="simple" xlink:show="embed" xlink:actuate="onLoad"/><draw:image xlink:href="./ObjectReplacements/Object 1" xlink:type="simple" xlink:show="embed" xlink:actuate="onLoad"/></draw:frame><text:s/>and <draw:frame draw:style-name="fr1" draw:name="Object2" text:anchor-type="as-char" svg:y="-0.152in" svg:width="0.9839in" svg:height="0.2in" draw:z-index="1"><draw:object xlink:href="./Object 2" xlink:type="simple" xlink:show="embed" xlink:actuate="onLoad"/><draw:image xlink:href="./ObjectReplacements/Object 2" xlink:type="simple" xlink:show="embed" xlink:actuate="onLoad"/></draw:frame>. <text:s/>Now <text:span text:style-name="T4">consider</text:span> <text:span text:style-name="T4">the operator </text:span><text:span text:style-name="T4"><draw:frame draw:style-name="fr1" draw:name="Object3" text:anchor-type="as-char" svg:y="-0.1953in" svg:width="0.6366in" svg:height="0.295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so that we have</text:span></text:p>
      <text:p text:style-name="P3"><draw:frame draw:style-name="fr1" draw:name="Object4" text:anchor-type="as-char" svg:y="-0.2925in" svg:width="3.6516in" svg:height="0.4717in" draw:z-index="3"><draw:object xlink:href="./Object 4" xlink:type="simple" xlink:show="embed" xlink:actuate="onLoad"/><draw:image xlink:href="./ObjectReplacements/Object 4" xlink:type="simple" xlink:show="embed" xlink:actuate="onLoad"/></draw:frame>. <text:s/><text:span text:style-name="T5">Integrating by parts simply gives</text:span></text:p>
      <text:p text:style-name="P4"><text:span text:style-name="T3"><draw:frame draw:style-name="fr1" draw:name="Object5" text:anchor-type="as-char" svg:y="-0.2925in" svg:width="7.3717in" svg:height="0.47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</text:span><text:span text:style-name="T6">therefore the operator is Hermiti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9:18:12.290139434</meta:creation-date>
    <dc:date>2021-02-02T21:24:23.011953874</dc:date>
    <meta:editing-duration>PT33M36S</meta:editing-duration>
    <meta:editing-cycles>6</meta:editing-cycles>
    <meta:generator>LibreOffice/6.4.6.2$Linux_X86_64 LibreOffice_project/40$Build-2</meta:generator>
    <meta:document-statistic meta:table-count="0" meta:image-count="0" meta:object-count="5" meta:page-count="1" meta:paragraph-count="7" meta:word-count="48" meta:character-count="250" meta:non-whitespace-character-count="202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stretchy="false">(</mo>
          <mrow>
            <mi>θ</mi>
          </mrow>
          <mo fence="true" stretchy="false">)</mo>
        </mrow>
        <mo stretchy="false">=</mo>
        <mi>sin</mi>
      </mrow>
      <mrow>
        <mo fence="true" stretchy="false">(</mo>
        <mrow>
          <mi>θ</mi>
        </mrow>
        <mo fence="true" stretchy="false">)</mo>
      </mrow>
    </mrow>
    <annotation encoding="StarMath 5.0">%psi( %theta )=sin( %theta )</annotation>
  </semantics>
</math>
</file>

<file path=Object 2/content.xml><?xml version="1.0" encoding="utf-8"?>
<math xmlns="http://www.w3.org/1998/Math/MathML" display="block">
  <semantics>
    <mrow>
      <mi>ϕ</mi>
      <mrow>
        <mrow>
          <mo fence="true" stretchy="false">(</mo>
          <mrow>
            <mi>θ</mi>
          </mrow>
          <mo fence="true" stretchy="false">)</mo>
        </mrow>
        <mo stretchy="false">=</mo>
        <mi>cos</mi>
      </mrow>
      <mrow>
        <mo fence="true" stretchy="false">(</mo>
        <mrow>
          <mi>θ</mi>
        </mrow>
        <mo fence="true" stretchy="false">)</mo>
      </mrow>
    </mrow>
    <annotation encoding="StarMath 5.0">%phi( %theta )=cos( %theta )</annotation>
  </semantics>
</math>
</file>

<file path=Object 3/content.xml><?xml version="1.0" encoding="utf-8"?>
<math xmlns="http://www.w3.org/1998/Math/MathML" display="block">
  <semantics>
    <mrow>
      <mrow>
        <mover accent="true">
          <mi>A</mi>
          <mo stretchy="false">^</mo>
        </mover>
        <mo stretchy="false">=</mo>
        <mi>i</mi>
      </mrow>
      <mfrac>
        <mi>δ</mi>
        <mrow>
          <mi>δ</mi>
          <mi>θ</mi>
        </mrow>
      </mfrac>
    </mrow>
    <annotation encoding="StarMath 5.0">hat{ A } =i{ {%delta} over {%delta%theta}  }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sup>
                  <mi>ϕ</mi>
                  <mtext>*</mtext>
                </msup>
                <mover accent="true">
                  <mi>A</mi>
                  <mo stretchy="false">^</mo>
                </mover>
                <mi>ψ</mi>
              </mrow>
            </mrow>
            <mo fence="true" stretchy="true">|</mo>
          </mrow>
          <mn>2</mn>
        </msup>
        <mo stretchy="false">=</mo>
        <mrow>
          <mrow>
            <munderover>
              <mo stretchy="false">∫</mo>
              <mn>0</mn>
              <mrow>
                <mn>2</mn>
                <mi>π</mi>
              </mrow>
            </munderover>
            <mrow>
              <msup>
                <mi>ϕ</mi>
                <mtext>*</mtext>
              </msup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ver accent="true">
            <mi>A</mi>
            <mo stretchy="false">^</mo>
          </mover>
          <mi>ψ</mi>
          <mrow>
            <mo fence="true" stretchy="false">(</mo>
            <mrow>
              <mi>θ</mi>
            </mrow>
            <mo fence="true" stretchy="false">)</mo>
          </mrow>
          <mi>d</mi>
          <mi>θ</mi>
        </mrow>
        <mo stretchy="false">=</mo>
        <mi>i</mi>
      </mrow>
      <mrow>
        <mrow>
          <munderover>
            <mo stretchy="false">∫</mo>
            <mn>0</mn>
            <mrow>
              <mn>2</mn>
              <mi>π</mi>
            </mrow>
          </munderover>
          <mrow>
            <msup>
              <mi>cos</mi>
              <mtext>*</mtext>
            </msup>
            <mrow>
              <mo fence="true" stretchy="false">(</mo>
              <mrow>
                <mi>θ</mi>
              </mrow>
              <mo fence="true" stretchy="false">)</mo>
            </mrow>
          </mrow>
        </mrow>
        <mfrac>
          <mrow>
            <mi>δ</mi>
            <mi>sin</mi>
            <mrow>
              <mo fence="true" stretchy="false">(</mo>
              <mrow>
                <mi>θ</mi>
              </mrow>
              <mo fence="true" stretchy="false">)</mo>
            </mrow>
          </mrow>
          <mrow>
            <mi>δ</mi>
            <mi>θ</mi>
          </mrow>
        </mfrac>
        <mi>d</mi>
        <mi>θ</mi>
      </mrow>
    </mrow>
    <annotation encoding="StarMath 5.0">{abs{ %phi^"*" hat{A}%psi }}^2 = { int from 0 to {2%pi} { %phi^"*"(%theta) } hat{A}%psi (%theta)d%theta} = i{ int from 0 to {2%pi} { cos^"*"(%theta) } {%delta sin (%theta)} over {%delta%theta} d%theta } 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stretchy="false">[</mo>
          <mrow>
            <mrow>
              <mrow>
                <mo fence="true" stretchy="false">[</mo>
                <mrow>
                  <mrow>
                    <mi>sin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  <msup>
                      <mi>cos</mi>
                      <mtext>*</mtext>
                    </msup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underover>
                  <mrow/>
                  <mn>0</mn>
                  <mrow>
                    <mn>2</mn>
                    <mi>π</mi>
                  </mrow>
                </munderover>
                <mo stretchy="false">−</mo>
                <mrow>
                  <munderover>
                    <mo stretchy="false">∫</mo>
                    <mn>0</mn>
                    <mrow>
                      <mn>2</mn>
                      <mi>π</mi>
                    </mrow>
                  </munderover>
                  <mrow>
                    <mi>sin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  <mfrac>
                      <mrow>
                        <mi>δ</mi>
                        <msup>
                          <mi>cos</mi>
                          <mtext>*</mtext>
                        </msup>
                        <mrow>
                          <mo fence="true" stretchy="false">(</mo>
                          <mrow>
                            <mi>θ</mi>
                          </mrow>
                          <mo fence="true" stretchy="false">)</mo>
                        </mrow>
                      </mrow>
                      <mrow>
                        <mi>δ</mi>
                        <mi>θ</mi>
                      </mrow>
                    </mfrac>
                    <mi>d</mi>
                    <mi>θ</mi>
                  </mrow>
                </mrow>
              </mrow>
            </mrow>
          </mrow>
          <mo fence="true" stretchy="false">]</mo>
        </mrow>
        <mo stretchy="false">=</mo>
        <mrow>
          <mo stretchy="false">−</mo>
          <mi>i</mi>
        </mrow>
      </mrow>
      <mrow>
        <mrow>
          <munderover>
            <mo stretchy="false">∫</mo>
            <mn>0</mn>
            <mrow>
              <mn>2</mn>
              <mi>π</mi>
            </mrow>
          </munderover>
          <mrow>
            <mi>sin</mi>
            <mrow>
              <mo fence="true" stretchy="false">(</mo>
              <mrow>
                <mi>θ</mi>
              </mrow>
              <mo fence="true" stretchy="false">)</mo>
            </mrow>
            <mfrac>
              <mrow>
                <mi>δ</mi>
                <msup>
                  <mi>cos</mi>
                  <mtext>*</mtext>
                </msup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  <mrow>
                <mi>δ</mi>
                <mi>θ</mi>
              </mrow>
            </mfrac>
            <mi>d</mi>
            <mi>θ</mi>
          </mrow>
        </mrow>
        <mo stretchy="false">=</mo>
        <mrow>
          <munderover>
            <mo stretchy="false">∫</mo>
            <mn>0</mn>
            <mrow>
              <mn>2</mn>
              <mi>π</mi>
            </mrow>
          </munderover>
          <msup>
            <mover accent="true">
              <mi>A</mi>
              <mo stretchy="false">^</mo>
            </mover>
            <mtext>*</mtext>
          </msup>
        </mrow>
      </mrow>
      <msup>
        <mi>ϕ</mi>
        <mtext>*</mtext>
      </msup>
      <mrow>
        <mo fence="true" stretchy="false">(</mo>
        <mrow>
          <mi>θ</mi>
        </mrow>
        <mo fence="true" stretchy="false">)</mo>
      </mrow>
      <mi>ψ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sup>
          <mrow>
            <mo fence="true" stretchy="true">|</mo>
            <mrow>
              <mrow>
                <mover accent="true">
                  <msup>
                    <mi>A</mi>
                    <mtext>*</mtext>
                  </msup>
                  <mo stretchy="false">^</mo>
                </mover>
                <msup>
                  <mi>ϕ</mi>
                  <mtext>*</mtext>
                </msup>
                <mrow>
                  <mo fence="true" stretchy="false">(</mo>
                  <mrow>
                    <mi>θ</mi>
                  </mrow>
                  <mo fence="true" stretchy="false">)</mo>
                </mrow>
                <mi>ψ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true">|</mo>
          </mrow>
          <mn>2</mn>
        </msup>
      </mrow>
    </mrow>
    <annotation encoding="StarMath 5.0">i[[ sin(%theta)cos^"*"(%theta) ]{} csup{2%pi} csub{0} - int from 0 to { 2%pi } {sin(%theta){%delta cos^"*" (%theta)} over {%delta%theta} d%theta}] = -i int from 0 to { 2%pi } {sin(%theta){%delta cos^"*" (%theta)} over {%delta%theta} d%theta} = int from 0 to { 2%pi } { hat{A} }^"*"%phi^"*"( %theta )%psi( %theta ) d%theta = { abs {hat{A}^"*"%phi^"*" (%theta)%psi(%theta)}}^2</annotation>
  </semantics>
</math>
</file>